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5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4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5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6" style:family="paragraph">
      <style:text-properties fo:font-size="8pt" style:font-size-asian="8pt" style:font-size-complex="8pt"/>
    </style:style>
    <style:style style:name="P157" style:parent-style-name="TableContents" style:list-style-name="LFO6" style:family="paragraph">
      <style:text-properties fo:font-size="8pt" style:font-size-asian="8pt" style:font-size-complex="8pt"/>
    </style:style>
    <style:style style:name="P158" style:parent-style-name="TableContents" style:list-style-name="LFO6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7" style:family="paragraph">
      <style:text-properties fo:font-size="8pt" style:font-size-asian="8pt" style:font-size-complex="8pt"/>
    </style:style>
    <style:style style:name="P171" style:parent-style-name="TableContents" style:list-style-name="LFO7" style:family="paragraph">
      <style:text-properties fo:font-size="8pt" style:font-size-asian="8pt" style:font-size-complex="8pt"/>
    </style:style>
    <style:style style:name="P172" style:parent-style-name="TableContents" style:list-style-name="LFO7" style:family="paragraph">
      <style:text-properties fo:font-size="8pt" style:font-size-asian="8pt" style:font-size-complex="8pt"/>
    </style:style>
    <style:style style:name="P173" style:parent-style-name="TableContents" style:list-style-name="LFO7" style:family="paragraph">
      <style:text-properties fo:font-size="8pt" style:font-size-asian="8pt" style:font-size-complex="8pt"/>
    </style:style>
    <style:style style:name="P174" style:parent-style-name="TableContents" style:list-style-name="LFO7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8" style:family="paragraph">
      <style:text-properties fo:font-size="8pt" style:font-size-asian="8pt" style:font-size-complex="8pt"/>
    </style:style>
    <style:style style:name="P181" style:parent-style-name="TableContents" style:list-style-name="LFO8" style:family="paragraph">
      <style:text-properties fo:font-size="8pt" style:font-size-asian="8pt" style:font-size-complex="8pt"/>
    </style:style>
    <style:style style:name="P182" style:parent-style-name="TableContents" style:list-style-name="LFO8" style:family="paragraph"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9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P199" style:parent-style-name="TableContents" style:list-style-name="LFO10" style:family="paragraph">
      <style:text-properties fo:font-size="8pt" style:font-size-asian="8pt" style:font-size-complex="8pt"/>
    </style:style>
    <style:style style:name="P200" style:parent-style-name="TableContents" style:list-style-name="LFO10" style:family="paragraph">
      <style:text-properties fo:font-size="8pt" style:font-size-asian="8pt" style:font-size-complex="8pt"/>
    </style:style>
    <style:style style:name="P201" style:parent-style-name="TableContents" style:list-style-name="LFO10" style:family="paragraph">
      <style:text-properties fo:font-size="8pt" style:font-size-asian="8pt" style:font-size-complex="8pt"/>
    </style:style>
    <style:style style:name="P202" style:parent-style-name="TableContents" style:list-style-name="LFO10" style:family="paragraph">
      <style:text-properties fo:font-size="8pt" style:font-size-asian="8pt" style:font-size-complex="8pt"/>
    </style:style>
    <style:style style:name="P203" style:parent-style-name="TableContents" style:list-style-name="LFO10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list-style-name="LFO11" style:family="paragraph">
      <style:text-properties fo:font-size="8pt" style:font-size-asian="8pt" style:font-size-complex="8pt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3" style:family="table-column">
      <style:table-column-properties style:column-width="3.3048in" style:use-optimal-column-width="false"/>
    </style:style>
    <style:style style:name="TableColumn304" style:family="table-column">
      <style:table-column-properties style:column-width="3.3048in" style:use-optimal-column-width="false"/>
    </style:style>
    <style:style style:name="Table302" style:family="table">
      <style:table-properties style:width="6.6097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P3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7" style:family="table-column">
      <style:table-column-properties style:column-width="3.3048in" style:use-optimal-column-width="false"/>
    </style:style>
    <style:style style:name="TableColumn318" style:family="table-column">
      <style:table-column-properties style:column-width="3.3048in" style:use-optimal-column-width="false"/>
    </style:style>
    <style:style style:name="Table316" style:family="table">
      <style:table-properties style:width="6.6097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ableContents" style:family="paragraph"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ableContents" style:family="paragraph">
      <style:text-properties fo:font-size="8pt" style:font-size-asian="8pt" style:font-size-complex="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font-size="8pt" style:font-size-asian="8pt" style:font-size-complex="8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text-properties fo:font-size="8pt" style:font-size-asian="8pt" style:font-size-complex="8pt"/>
    </style:style>
    <style:style style:name="P3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8pt" style:font-size-asian="8pt" style:font-size-complex="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8pt" style:font-size-asian="8pt" style:font-size-complex="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6" style:parent-style-name="Normal" style:family="paragraph">
      <style:text-properties text:display="none"/>
    </style:style>
    <style:style style:name="TableColumn388" style:family="table-column">
      <style:table-column-properties style:column-width="0.5013in" style:use-optimal-column-width="false"/>
    </style:style>
    <style:style style:name="TableColumn389" style:family="table-column">
      <style:table-column-properties style:column-width="0.6263in" style:use-optimal-column-width="false"/>
    </style:style>
    <style:style style:name="TableColumn390" style:family="table-column">
      <style:table-column-properties style:column-width="1.1659in" style:use-optimal-column-width="false"/>
    </style:style>
    <style:style style:name="TableColumn391" style:family="table-column">
      <style:table-column-properties style:column-width="4.3993in" style:use-optimal-column-width="false"/>
    </style:style>
    <style:style style:name="Table387" style:family="table">
      <style:table-properties style:width="6.693in" fo:margin-left="-0.009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8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transferencia de Deposito a Góndola (UC-1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 registrar la transferencia de depósito a Góndola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 sistema permitirá ajustar el Stock en la sección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de Deposito a Góndola (UC-12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 la transferencia de Bultos de Deposito 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transferencia de Deposito a Góndola (UC-12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<text:s/>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transferencia de artículos de un deposito a una Góndola<text:s/></text:p>
                  <text:p text:style-name="P90">Encargado: Requiere la transferir de un deposito a una góndola artículos que necesitan reposición en<text:s/>góndola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artículos a reponer en góndola para realizar la 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articulo superior en depósito para realizar la<text:s/>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 transferencia de depósito a Góndola completa.</text:p>
                    </text:list-item>
                    <text:list-item>
                      <text:p text:style-name="P116">Se 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<text:s/>anomalías intentando la 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 y no existe sección a reponer</text:p>
                    </text:list-item>
                  </text:list>
                  <text:p text:style-name="P123">Fracaso 4:</text:p>
                  <text:list text:style-name="LFO4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5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 transferencia<text:s/>de Deposito a Góndola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 El Sistema usa el caso de uso “Consultar Saldo en Góndola (UC-14)” el cual a presenta una lista de Secciones con<text:s/></text:p>
                  <text:list text:style-name="LFO6" text:continue-numbering="true">
                    <text:list-item>
                      <text:p text:style-name="P156">Lista de los artículos que necesitan reposición (con cantidad de artículos) en Sección</text:p>
                    </text:list-item>
                    <text:list-item>
                      <text:p text:style-name="P157">La cantidad máxima de transferencia de cada artículo (expresado en bultos), se calcula entre el mínimo y máximo de articulo por sección</text:p>
                    </text:list-item>
                    <text:list-item>
                      <text:p text:style-name="P158">Proveedor de cada articulo</text:p>
                    </text:list-item>
                  </text:list>
                  <text:p text:style-name="P159">Solicita que se selección un artículo con Góndola, Estante y Sección</text:p>
                </table:table-cell>
              </table:table-row>
              <table:table-row table:style-name="TableRow160">
                <table:table-cell table:style-name="TableCell161">
                  <text:p text:style-name="P162">3. El Encargado selecciona un artículo y la<text:s/>cantidad de bultos (que no exceda el máximo a reponer) y el proveedor</text:p>
                </table:table-cell>
                <table:table-cell table:style-name="TableCell163">
                  <text:p text:style-name="P164"/>
                </table:table-cell>
              </table:table-row>
              <table:table-row table:style-name="TableRow165">
                <table:table-cell table:style-name="TableCell166">
                  <text:p text:style-name="P167"/>
                </table:table-cell>
                <table:table-cell table:style-name="TableCell168">
                  <text:p text:style-name="P169">4. El Sistema registra la transferencia de Deposito a Góndola con</text:p>
                  <text:list text:style-name="LFO7" text:continue-numbering="true">
                    <text:list-item>
                      <text:p text:style-name="P170">Depósito del que procede</text:p>
                    </text:list-item>
                    <text:list-item>
                      <text:p text:style-name="P171">Encargado que la inicio</text:p>
                    </text:list-item>
                    <text:list-item>
                      <text:p text:style-name="P172">Fecha (fecha del sistema)</text:p>
                    </text:list-item>
                    <text:list-item>
                      <text:p text:style-name="P173">Hora (hora del sistema)</text:p>
                    </text:list-item>
                    <text:list-item>
                      <text:p text:style-name="P174">Estado de la transferencia que no es completa</text:p>
                    </text:list-item>
                  </text:list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P179">5. El Sistema usa el caso de Uso Consultar Saldo en Deposito y presenta una lista de sectores con<text:s/></text:p>
                  <text:list text:style-name="LFO8" text:continue-numbering="true">
                    <text:list-item>
                      <text:p text:style-name="P180">Lista de los artículos que necesitan reposición (con cantidad de artículos por bulto)</text:p>
                    </text:list-item>
                    <text:list-item>
                      <text:p text:style-name="P181">La cantidad máxima de compra de cada<text:s/>artículo (expresado en bultos), se calcula entre el mínimo y máximo de bulto por sector</text:p>
                    </text:list-item>
                    <text:list-item>
                      <text:p text:style-name="P182">Proveedor de cada articulo</text:p>
                    </text:list-item>
                  </text:list>
                </table:table-cell>
              </table:table-row>
              <table:table-row table:style-name="TableRow183">
                <table:table-cell table:style-name="TableCell184">
                  <text:p text:style-name="P185"/>
                </table:table-cell>
                <table:table-cell table:style-name="TableCell186">
                  <text:p text:style-name="P187">6. El Sistema selecciona un Deposito con Stock disponible para transferir</text:p>
                </table:table-cell>
              </table:table-row>
              <table:table-row table:style-name="TableRow188">
                <table:table-cell table:style-name="TableCell189">
                  <text:p text:style-name="P190"/>
                </table:table-cell>
                <table:table-cell table:style-name="TableCell191">
                  <text:p text:style-name="P192">7. El Sistema registra la línea de transferencia y presenta una<text:s/>lista con:</text:p>
                  <text:list text:style-name="LFO9" text:continue-numbering="true">
                    <text:list-item>
                      <text:p text:style-name="P193">Cantidad de bultos <text:s/>a transferir (con cantidad artículos por bulto)</text:p>
                    </text:list-item>
                  </text:list>
                </table:table-cell>
              </table:table-row>
              <table:table-row table:style-name="TableRow194">
                <table:table-cell table:style-name="TableCell195">
                  <text:p text:style-name="P196"/>
                </table:table-cell>
                <table:table-cell table:style-name="TableCell197">
                  <text:p text:style-name="P198">8. El sistema agrega a la Transferencia</text:p>
                  <text:list text:style-name="LFO10" text:continue-numbering="true">
                    <text:list-item>
                      <text:p text:style-name="P199">Línea de Transferencia</text:p>
                    </text:list-item>
                    <text:list-item>
                      <text:p text:style-name="P200">Proveedor de la transferencia</text:p>
                    </text:list-item>
                    <text:list-item>
                      <text:p text:style-name="P201">Góndola</text:p>
                    </text:list-item>
                    <text:list-item>
                      <text:p text:style-name="P202">Estante</text:p>
                    </text:list-item>
                    <text:list-item>
                      <text:p text:style-name="P203">Sector</text:p>
                    </text:list-item>
                  </text:list>
                </table:table-cell>
              </table:table-row>
              <text:soft-page-break/>
              <table:table-row table:style-name="TableRow204">
                <table:table-cell table:style-name="TableCell205" table:number-columns-spanned="2">
                  <text:p text:style-name="P206">Se repite el paso 3 a 8 hasta que se indique</text:p>
                </table:table-cell>
                <table:covered-table-cell/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9. El<text:s/>sistema agrega a la Transferencia</text:p>
                  <text:list text:style-name="LFO11" text:continue-numbering="true">
                    <text:list-item>
                      <text:p text:style-name="P212">Un Repositor Destinatario<text:s/></text:p>
                    </text:list-item>
                  </text:list>
                  <text:p text:style-name="P213">Solicita al Repositor que desempaquete el Bulto y reponga los artículos en la Sección<text:s/></text:p>
                </table:table-cell>
              </table:table-row>
              <table:table-row table:style-name="TableRow214">
                <table:table-cell table:style-name="TableCell215">
                  <text:p text:style-name="P216">10. El Repositor Desempaqueta el bulto y repone artículos en Sección</text:p>
                </table:table-cell>
                <table:table-cell table:style-name="TableCell217">
                  <text:p text:style-name="P218"/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1. El Sistema utiliza el caso de<text:s/>uso “Ajustar Stock en Góndola” (UC-05) en función a cada artículo desempaquetados</text:p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12. El sistema actualiza el estado de la Transferencia a completado</text:p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 dar soporte a la recuperación y<text:s/>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 Encargado reinicia el Sistema, inicia sesión, y solicita la recuperación al 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<text:s/>reconstituye 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 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2.a <text:s/>El Sistema usa el<text:s/>caso de uso “Consultar Saldo en Góndola (UC-14)”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 El Sistema no presenta ninguna sección para transferi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3. a. El 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<text:s/>que no se realizó ninguna transferencia 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able:table table:style-name="Table302">
              <table:table-columns>
                <table:table-column table:style-name="TableColumn303"/>
                <table:table-column table:style-name="TableColumn304"/>
              </table:table-columns>
              <table:table-row table:style-name="TableRow305">
                <table:table-cell table:style-name="TableCell306" table:number-columns-spanned="2">
                  <text:p text:style-name="P307">5.a El Sistema usa el caso de Uso Consultar Saldo en Deposito y presenta una lista de sectores con</text:p>
                </table:table-cell>
                <table:covered-table-cell/>
              </table:table-row>
              <table:table-row table:style-name="TableRow308">
                <table:table-cell table:style-name="TableCell309">
                  <text:p text:style-name="P310"/>
                </table:table-cell>
                <table:table-cell table:style-name="TableCell311">
                  <text:p text:style-name="P312"><text:s/>1. El Sistema Informa que no existen Saldos en deposito</text:p>
                </table:table-cell>
              </table:table-row>
            </table:table>
            <text:p text:style-name="P313"/>
          </table:table-cell>
          <table:covered-table-cell/>
        </table:table-row>
        <table:table-row table:style-name="TableRow314">
          <table:table-cell table:style-name="TableCell315" table:number-columns-spanned="2">
            <table:table table:style-name="Table316">
              <table:table-columns>
                <table:table-column table:style-name="TableColumn317"/>
                <table:table-column table:style-name="TableColumn318"/>
              </table:table-columns>
              <table:table-row table:style-name="TableRow319">
                <table:table-cell table:style-name="TableCell320" table:number-columns-spanned="2">
                  <text:p text:style-name="P321">10.a El Repositor Desempaqueta el bulto y repone artículos en Sección</text:p>
                </table:table-cell>
                <table:covered-table-cell/>
              </table:table-row>
              <table:table-row table:style-name="TableRow322">
                <table:table-cell table:style-name="TableCell323">
                  <text:p text:style-name="P324">1. El repositor no repone artículos.</text:p>
                </table:table-cell>
                <table:table-cell table:style-name="TableCell325">
                  <text:p text:style-name="P326"><text:s/></text:p>
                </table:table-cell>
              </table:table-row>
              <table:table-row table:style-name="TableRow327">
                <table:table-cell table:style-name="TableCell328">
                  <text:p text:style-name="P329"/>
                </table:table-cell>
                <table:table-cell table:style-name="TableCell330">
                  <text:p text:style-name="P331">2. El Sistema busca a otro repositor para realizar la reposición y le solicita que desempaquete</text:p>
                </table:table-cell>
              </table:table-row>
              <table:table-row table:style-name="TableRow332">
                <table:table-cell table:style-name="TableCell333">
                  <text:p text:style-name="P334">3. El Repositor Desempaqueta el bulto y repone<text:s/>artículos en Sección</text:p>
                </table:table-cell>
                <table:table-cell table:style-name="TableCell335">
                  <text:p text:style-name="P336"/>
                </table:table-cell>
              </table:table-row>
              <table:table-row table:style-name="TableRow337">
                <table:table-cell table:style-name="TableCell338">
                  <text:p text:style-name="P339"/>
                </table:table-cell>
                <table:table-cell table:style-name="TableCell340">
                  <text:p text:style-name="P341">4. El Sistema utiliza el caso de uso “Ajustar Stock en Góndola” (UC-05) en función a cada artículo desempaquetados</text:p>
                </table:table-cell>
              </table:table-row>
              <table:table-row table:style-name="TableRow342">
                <table:table-cell table:style-name="TableCell343">
                  <text:p text:style-name="P344"/>
                </table:table-cell>
                <table:table-cell table:style-name="TableCell345">
                  <text:p text:style-name="P346">5. El sistema actualiza el estado de la Transferencia a completado</text:p>
                </table:table-cell>
              </table:table-row>
            </table:table>
            <text:p text:style-name="P347"/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>Se repite el paso 2 a 3 hasta que se<text:s/>encuentre un Repositor que realice la tarea</text:p>
          </table:table-cell>
          <table:covered-table-cell/>
        </table:table-row>
        <table:table-row table:style-name="TableRow351">
          <table:table-cell table:style-name="TableCell352" table:number-columns-spanned="2"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>Observación: No contempla la compra directa, esta es controlada por “Consultar Saldo en Deposito (UC-08)”</text:p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>Reglas de Negocio Asociadas:<text:s/>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Requerimientos no Funcionales Asociados:</text:p>
          </table:table-cell>
          <table:covered-table-cell/>
        </table:table-row>
        <table:table-row table:style-name="TableRow363">
          <table:table-cell table:style-name="TableCell364">
            <text:p text:style-name="P365">Fuente: Roberto Sueldo</text:p>
          </table:table-cell>
          <table:table-cell table:style-name="TableCell366">
            <text:p text:style-name="P367">Referencia Fuente: Trabajo Practico Integrador POO</text:p>
          </table:table-cell>
        </table:table-row>
        <table:table-row table:style-name="TableRow368">
          <table:table-cell table:style-name="TableCell369" table:number-columns-spanned="2">
            <text:p text:style-name="P370">Asociación de Extensión: Ninguna</text:p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Asociación de Inclusión: “Consultar Saldo en Deposito (UC-08)”</text:p>
          </table:table-cell>
          <table:covered-table-cell/>
        </table:table-row>
        <table:table-row table:style-name="TableRow374">
          <table:table-cell table:style-name="TableCell375" table:number-columns-spanned="2">
            <text:p text:style-name="P376">Caso de Uso donde se incluye: Ninguna</text:p>
          </table:table-cell>
          <table:covered-table-cell/>
        </table:table-row>
        <table:table-row table:style-name="TableRow377">
          <table:table-cell table:style-name="TableCell378" table:number-columns-spanned="2">
            <text:p text:style-name="P379">Caso de Uso al que extiende: Ninguna</text:p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Caso de Uso de generalización:</text:p>
          </table:table-cell>
          <table:covered-table-cell/>
        </table:table-row>
        <table:table-row table:style-name="TableRow383">
          <table:table-cell table:style-name="TableCell384" table:number-columns-spanned="2">
            <text:p text:style-name="P385">Historia de cambios</text:p>
          </table:table-cell>
          <table:covered-table-cell/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Versión</text:p>
          </table:table-cell>
          <table:table-cell table:style-name="TableCell395">
            <text:p text:style-name="P396">Fecha</text:p>
          </table:table-cell>
          <table:table-cell table:style-name="TableCell397">
            <text:p text:style-name="P398">Autor</text:p>
          </table:table-cell>
          <table:table-cell table:style-name="TableCell399">
            <text:p text:style-name="P400">Descripción de Cambio</text:p>
          </table:table-cell>
        </table:table-row>
        <table:table-row table:style-name="TableRow401">
          <table:table-cell table:style-name="TableCell402">
            <text:p text:style-name="P403">1.0</text:p>
          </table:table-cell>
          <table:table-cell table:style-name="TableCell404">
            <text:p text:style-name="P405">11/07/2015</text:p>
          </table:table-cell>
          <table:table-cell table:style-name="TableCell406">
            <text:p text:style-name="P407">Betancur Damián Ariel</text:p>
          </table:table-cell>
          <table:table-cell table:style-name="TableCell408">
            <text:p text:style-name="P409">Inicio del caso de uso</text:p>
          </table:table-cell>
        </table:table-row>
        <table:table-row table:style-name="TableRow410">
          <table:table-cell table:style-name="TableCell411">
            <text:p text:style-name="P412">1.0</text:p>
          </table:table-cell>
          <table:table-cell table:style-name="TableCell413">
            <text:p text:style-name="P414">11/07/2015</text:p>
          </table:table-cell>
          <table:table-cell table:style-name="TableCell415">
            <text:p text:style-name="P416">Betancur Damián Ariel</text:p>
          </table:table-cell>
          <table:table-cell table:style-name="TableCell417">
            <text:p text:style-name="P418">Diagrama de Secuencia del Sistema (DSS)</text:p>
          </table:table-cell>
        </table:table-row>
        <table:table-row table:style-name="TableRow419">
          <table:table-cell table:style-name="TableCell420">
            <text:p text:style-name="P421">1.0</text:p>
          </table:table-cell>
          <table:table-cell table:style-name="TableCell422">
            <text:p text:style-name="P423">20/07/2015</text:p>
          </table:table-cell>
          <table:table-cell table:style-name="TableCell424">
            <text:p text:style-name="P425">Betancur Damián Ariel</text:p>
          </table:table-cell>
          <table:table-cell table:style-name="TableCell426">
            <text:p text:style-name="P427">Codificación<text:s/>del caso de uso, asociación de requisitos y reglas del negocio</text:p>
          </table:table-cell>
        </table:table-row>
      </table:table>
      <text:p text:style-name="P428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/>
      <text:p text:style-name="Standard"><draw:frame draw:z-index="251659264" draw:id="id0" draw:style-name="a0" draw:name="Object 2" text:anchor-type="paragraph" svg:x="0in" svg:y="0in" svg:width="6.33333in" svg:height="3.6986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0417in" svg:height="2.05139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5.94236in" svg:height="2.0062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65408" draw:id="id3" draw:style-name="a3" draw:name="Object 5" text:anchor-type="paragraph" svg:x="0in" svg:y="0in" svg:width="6.43611in" svg:height="2.60278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7456" draw:id="id4" draw:style-name="a4" draw:name="Object 6" text:anchor-type="paragraph" svg:x="0in" svg:y="0in" svg:width="6.2375in" svg:height="2.60278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37:00Z</dc:date>
    <meta:print-date>2014-11-21T17:11:00Z</meta:print-date>
    <meta:template xlink:href="Normal" xlink:type="simple"/>
    <meta:editing-cycles>162</meta:editing-cycles>
    <meta:editing-duration>PT73200S</meta:editing-duration>
    <meta:document-statistic meta:page-count="5" meta:paragraph-count="12" meta:word-count="994" meta:character-count="6455" meta:row-count="45" meta:non-whitespace-character-count="5473"/>
  </office:meta>
</office:document-meta>
</file>